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Quattrocento Sans" svg:font-family="'Quattrocento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6.06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90.99pt"/>
    </style:style>
    <style:style style:name="co5" style:family="table-column">
      <style:table-column-properties fo:break-before="auto" style:column-width="81.01pt"/>
    </style:style>
    <style:style style:name="co6" style:family="table-column">
      <style:table-column-properties fo:break-before="auto" style:column-width="94.05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60.94pt"/>
    </style:style>
    <style:style style:name="co9" style:family="table-column">
      <style:table-column-properties fo:break-before="auto" style:column-width="101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FunctionBOM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Quattrocento Sans" fo:font-size="8pt" fo:font-style="normal" fo:text-shadow="none" style:text-underline-style="none" fo:font-weight="normal" style:font-size-asian="8pt" style:font-style-asian="normal" style:font-weight-asian="normal" style:font-name-complex="Quattrocento Sans" style:font-size-complex="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Quattrocento Sans" fo:font-size="8pt" fo:font-style="normal" fo:text-shadow="none" style:text-underline-style="none" fo:font-weight="normal" style:font-size-asian="8pt" style:font-style-asian="normal" style:font-weight-asian="normal" style:font-name-complex="Quattrocento Sans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Quattrocento Sans" fo:font-size="8pt" fo:font-style="normal" fo:text-shadow="none" style:text-underline-style="none" fo:font-weight="bold" style:font-size-asian="8pt" style:font-style-asian="normal" style:font-weight-asian="bold" style:font-name-complex="Quattrocento Sans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Quattrocento 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Quattrocento Sans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nction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pplier Part Numb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pplier 1</text:p>
          </table:table-cell>
          <table:table-cell table:style-name="ce1" office:value-type="string" calcext:value-type="string">
            <text:p>Supplier Part Number 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office:value-type="string" calcext:value-type="string">
            <text:p>100uF</text:p>
          </table:table-cell>
          <table:table-cell table:style-name="ce2" office:value-type="string" calcext:value-type="string">
            <text:p>Digi-Key</text:p>
          </table:table-cell>
          <table:table-cell table:style-name="ce4" office:value-type="string" calcext:value-type="string">
            <text:p><text:a xlink:href="https://octopart-clicks.com/click/altium?manufacturer=Yageo&amp;mpn=CC1206MKX5R5BB107&amp;seller=Digi-Key&amp;sku=311-1991-6-ND&amp;country=US&amp;channel=BOM%20Report&amp;ref=supplier&amp;" xlink:type="simple">311-1991-1-ND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2, C3, C4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" office:value-type="string" calcext:value-type="string">
            <text:p>1uF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276-1946-6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office:value-type="string" calcext:value-type="string">
            <text:p>1nF</text:p>
          </table:table-cell>
          <table:table-cell table:style-name="ce2" office:value-type="string" calcext:value-type="string">
            <text:p>Digi-Key</text:p>
          </table:table-cell>
          <table:table-cell table:style-name="ce4" office:value-type="string" calcext:value-type="string">
            <text:p><text:a xlink:href="https://octopart-clicks.com/click/altium?manufacturer=Panasonic&amp;mpn=06035C102KAT2A&amp;seller=Digi-Key&amp;sku=478-1215-6-ND&amp;country=US&amp;channel=BOM%20Report&amp;ref=supplier&amp;" xlink:type="simple">478-1215-1-ND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6, C7, C8, C9, C10, C12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3" office:value-type="string" calcext:value-type="string">
            <text:p>10uF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587-1256-6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1, C13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office:value-type="string" calcext:value-type="string">
            <text:p>0.1uF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88-1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1, D2, D6</text:p>
          </table:table-cell>
          <table:table-cell table:style-name="ce3" office:value-type="string" calcext:value-type="string">
            <text:p>Broadcom Avag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516-2517-1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3, D4, D5</text:p>
          </table:table-cell>
          <table:table-cell table:style-name="ce3" office:value-type="string" calcext:value-type="string">
            <text:p>Vishay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Digi-Key</text:p>
          </table:table-cell>
          <table:table-cell table:style-name="ce4" office:value-type="string" calcext:value-type="string">
            <text:p><text:a xlink:href="https://octopart-clicks.com/click/altium?manufacturer=Loading...&amp;mpn=Loading...&amp;seller=Digi-Key&amp;sku=C503B-RAN-CZ0C0AA1-ND&amp;country=US&amp;channel=BOM%20Report&amp;ref=supplier&amp;" xlink:type="simple">VLMR51Z1AA-GS08DKR-ND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3" office:value-type="string" calcext:value-type="string">
            <text:p>Panasonic ECG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Newark</text:p>
          </table:table-cell>
          <table:table-cell table:style-name="ce2" office:value-type="string" calcext:value-type="string">
            <text:p>62W94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3" office:value-type="string" calcext:value-type="string">
            <text:p>Amphenol FC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118192-0001LF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609-4613-6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3" office:value-type="string" calcext:value-type="string">
            <text:p>Wurth Electronic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.2uH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732-8232-2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B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Q1, Q2</text:p>
          </table:table-cell>
          <table:table-cell table:style-name="ce3" office:value-type="string" calcext:value-type="string">
            <text:p>MCC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MMSS8050-H-TPMSDKR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1, R2, R3, R4, R6, R7, R8, R9, R10, R11, R12, R13, R14, R15, R19, R20</text:p>
          </table:table-cell>
          <table:table-cell table:style-name="ce3" office:value-type="string" calcext:value-type="string">
            <text:p>Yageo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0K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0.0GRDKR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3" office:value-type="string" calcext:value-type="string">
            <text:p>SparkFun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568-1526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16, R29, R30</text:p>
          </table:table-cell>
          <table:table-cell table:style-name="ce3" office:value-type="string" calcext:value-type="string">
            <text:p>Yageo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2KGRDKR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3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.2K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20KHRDKR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18, R22</text:p>
          </table:table-cell>
          <table:table-cell table:style-name="ce3" office:value-type="string" calcext:value-type="string">
            <text:p>Yageo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27HRCT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21</text:p>
          </table:table-cell>
          <table:table-cell table:style-name="ce3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70</text:p>
          </table:table-cell>
          <table:table-cell table:style-name="ce2" office:value-type="string" calcext:value-type="string">
            <text:p>Digi-Key</text:p>
          </table:table-cell>
          <table:table-cell table:style-name="ce4" office:value-type="string" calcext:value-type="string">
            <text:p><text:a xlink:href="https://octopart-clicks.com/click/altium?manufacturer=Yageo&amp;mpn=RC0603JR-07470RL&amp;seller=Digi-Key&amp;sku=311-470GRDKR-ND&amp;country=US&amp;channel=BOM%20Report&amp;ref=supplier&amp;" xlink:type="simple">311-470GRCT-ND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23</text:p>
          </table:table-cell>
          <table:table-cell table:style-name="ce3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HRCT-ND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3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820K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820KGRCT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25, R26, R27</text:p>
          </table:table-cell>
          <table:table-cell table:style-name="ce3" office:value-type="string" calcext:value-type="string">
            <text:p>Yageo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7GRCT-ND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3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80K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80KGRDKR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3" office:value-type="string" calcext:value-type="string">
            <text:p>E-Switch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EG2352-N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Espressif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ESP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TMicroelectronic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SM6DS3US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7-16910-6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P73831T-2ACI/OTCT-ND</text:p>
          </table:table-cell>
          <table:table-cell table:style-name="ce2" office:value-type="string" calcext:value-type="string">
            <text:p>MCP73831/2</text:p>
          </table:table-cell>
          <table:table-cell table:style-name="ce2"/>
          <table:table-cell table:style-name="ce2" office:value-type="string" calcext:value-type="string">
            <text:p>MCP73831T-2ACI/OTCT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Silicon Lab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P2102-GM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36-1160-5-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96-27026-1-ND</text:p>
          </table:table-cell>
          <table:table-cell table:style-name="ce2" office:value-type="string" calcext:value-type="string">
            <text:p>TPS6220</text:p>
          </table:table-cell>
          <table:table-cell table:style-name="ce2"/>
          <table:table-cell table:style-name="ce2" office:value-type="string" calcext:value-type="string">
            <text:p>296-27026-1-ND</text:p>
          </table:table-cell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Quattrocento Sans" svg:font-family="'Quattrocento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nctionBOM" style:display-name="PageStyle_Function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4T15:15:24.426480340</dc:date>
    <meta:editing-duration>PT1M54S</meta:editing-duration>
    <meta:editing-cycles>1</meta:editing-cycles>
    <meta:document-statistic meta:table-count="1" meta:cell-count="165" meta:object-count="0"/>
    <meta:generator>LibreOffice/5.4.1.2$Linux_X86_64 LibreOffice_project/40m0$Build-2</meta:generator>
  </office:meta>
</office:document-meta>
</file>